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2dad3" officeooo:paragraph-rsid="0012dad3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2dad3" officeooo:paragraph-rsid="0012dad3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2dad3" officeooo:paragraph-rsid="0012dad3" style:font-size-asian="16pt" style:font-style-asian="italic" style:font-size-complex="16pt" style:font-style-complex="italic"/>
    </style:style>
    <style:style style:name="T1" style:family="text">
      <style:text-properties officeooo:rsid="0012dad3"/>
    </style:style>
    <style:style style:name="T2" style:family="text">
      <style:text-properties style:text-position="super 58%" officeooo:rsid="0012dad3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essed Be the Name</text:p>
      <text:p text:style-name="P1"/>
      <text:p text:style-name="P5">All praise to Him who reigns above,</text:p>
      <text:p text:style-name="P5">In majesty supreme,</text:p>
      <text:p text:style-name="P5">Who gave His Son for man to die,</text:p>
      <text:p text:style-name="P5">That He might man redeem.</text:p>
      <text:p text:style-name="P5"/>
      <text:p text:style-name="P5">His name above all names shall stand,</text:p>
      <text:p text:style-name="P5">Exalted more and more,</text:p>
      <text:p text:style-name="P5">At God the Father’s own right hand,</text:p>
      <text:p text:style-name="P5">Where angel hosts adore.</text:p>
      <text:p text:style-name="P5"/>
      <text:p text:style-name="P5">Redeemer, Saviour, Friend of man,</text:p>
      <text:p text:style-name="P5">Once ruined by the fall,</text:p>
      <text:p text:style-name="P5">Thou hast devised salvation’s plan,</text:p>
      <text:p text:style-name="P5">For Thou hast died for all.</text:p>
      <text:p text:style-name="P5"/>
      <text:p text:style-name="P5">His name shall be the Counselor,</text:p>
      <text:p text:style-name="P5">The mighty Prince of Peace;</text:p>
      <text:p text:style-name="P5">Of all earth’s kingdoms, Conqueror,</text:p>
      <text:p text:style-name="P5">Whose reign shall never cease.</text:p>
      <text:p text:style-name="P2"/>
      <text:p text:style-name="P6">Refrain</text:p>
      <text:p text:style-name="P6"/>
      <text:p text:style-name="P7">Blessed be the name,</text:p>
      <text:p text:style-name="P7">Blessed be the name,</text:p>
      <text:p text:style-name="P7">Blessed be the name of the Lord.</text:p>
      <text:p text:style-name="P7">Blessed be the name,</text:p>
      <text:p text:style-name="P7">Blessed be the name,</text:p>
      <text:p text:style-name="P7">Blessed be the name of the Lord.</text:p>
      <text:p text:style-name="P2"/>
      <text:p text:style-name="P2"/>
      <text:p text:style-name="P2">Composer: <text:span text:style-name="T1">Ralph E. Hudson (1843-1901)</text:span></text:p>
      <text:p text:style-name="P2">Lyricist: <text:span text:style-name="T1">Wm. H. Clark, 19</text:span><text:span text:style-name="T2">th</text:span><text:span text:style-name="T1"> century</text:span></text:p>
      <text:p text:style-name="P5">Refrain: Ralph E. Hudson</text:p>
      <text:p text:style-name="P2"/>
      <text:p text:style-name="P2"/>
      <text:p text:style-name="P5">Hymns of Truth and Praise: 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28:55.976309559</meta:creation-date>
    <meta:editing-duration>PT8M1S</meta:editing-duration>
    <meta:editing-cycles>2</meta:editing-cycles>
    <meta:generator>LibreOffice/6.2.8.2$MacOSX_X86_64 LibreOffice_project/f82ddfca21ebc1e222a662a32b25c0c9d20169ee</meta:generator>
    <dc:title>TubaHymn</dc:title>
    <dc:date>2020-05-09T09:36:56.545099301</dc:date>
    <meta:document-statistic meta:table-count="0" meta:image-count="0" meta:object-count="0" meta:page-count="1" meta:paragraph-count="28" meta:word-count="143" meta:character-count="768" meta:non-whitespace-character-count="653"/>
    <meta:template xlink:type="simple" xlink:actuate="onRequest" xlink:title="TubaHymn" xlink:href="../../../../../Library/Application%20Support/LibreOffice/4/user/template/TubaHymn1.ott" meta:date="2020-05-09T09:28:55.543322992"/>
  </office:meta>
</office:document-meta>
</file>